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32200000CC1F7546C5B444B37D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2.179cm" fo:min-width="25.196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.478cm" fo:min-width="2.799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2.179cm" fo:min-width="25.196cm" fo:padding-top="0cm" fo:padding-bottom="0cm" fo:padding-left="0cm" fo:padding-right="0cm" fo:wrap-option="wrap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  <style:text-properties fo:color="#000000" fo:font-size="18pt" fo:background-color="#eeeeee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fo:font-size="18pt" fo:background-color="#eeeeee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 fo:text-align="start"/>
      <style:text-properties fo:font-size="18pt"/>
    </style:style>
    <style:style style:name="P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style:paragraph-properties fo:margin-top="0cm" fo:margin-bottom="0cm" fo:line-height="100%" fo:text-align="center"/>
      <style:text-properties fo:font-size="32pt"/>
    </style:style>
    <style:style style:name="P1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32pt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fo:background-color="#eeeeee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fo:background-color="#dddddd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fo:background-color="#eeeeee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fo:background-color="#eeeeee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normal" style:font-name-asian="DejaVu Sans2" style:font-size-asian="26pt" style:font-style-asian="italic" style:font-weight-asian="normal" style:font-name-complex="DejaVu Sans2" style:font-size-complex="26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">
        <style:list-level-properties text:space-before="0.302cm" text:min-label-width="0.898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302cm" text:min-label-width="0.898cm"/>
        <style:text-properties fo:font-family="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5cm" svg:height="3.504cm" svg:x="1.399cm" svg:y="0.837cm">
          <text:p text:style-name="P1"><text:span text:style-name="T1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5.195cm" svg:height="12.178cm" svg:x="1.399cm" svg:y="4.914cm">
          <text:p text:style-name="P3"><text:span text:style-name="T2">Project</text:span></text:p>
          <text:p text:style-name="P3"><text:span text:style-name="T3"/></text:p>
          <text:p text:style-name="P3"><text:span text:style-name="T3"/></text:p>
          <text:p text:style-name="P3"><text:span text:style-name="T4">Does the Oktoberfest influence the birth rate in Munich?</text:span></text:p>
          <text:p text:style-name="P3"><text:span text:style-name="T5"/></text:p>
          <text:p text:style-name="P3"><text:span text:style-name="T6">Katrin Kolb</text:span></text:p>
          <text:p text:style-name="P3"><text:span text:style-name="T6">Diana Irms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.798cm" svg:height="0.477cm" svg:x="1.199cm" svg:y="19.707cm">
          <text:p text:style-name="P5"><text:span text:style-name="T7">LMU Munich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8" draw:layer="layout" svg:width="2.798cm" svg:height="0.477cm" svg:x="23.798cm" svg:y="19.708cm">
          <text:p text:style-name="P7"><text:span text:style-name="T7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draw:custom-shape draw:name="CustomShape 1" draw:style-name="gr1" draw:text-style-name="P4" draw:layer="layout" svg:width="25.195cm" svg:height="3.504cm" svg:x="1.399cm" svg:y="0.837cm">
          <text:p text:style-name="P3"><text:span text:style-name="T3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5.195cm" svg:height="12.178cm" svg:x="1.399cm" svg:y="4.914cm">
          <text:p text:style-name="P5"><text:span text:style-name="T8">What would we do?</text:span></text:p>
          <text:p text:style-name="P5"><text:span text:style-name="T8"/></text:p>
          <text:list text:style-name="L1">
            <text:list-item>
              <text:p text:style-name="P10"><text:span text:style-name="T8">combine the datasets </text:span><text:span text:style-name="T9">Oktoberfest</text:span><text:span text:style-name="T8"> and </text:span><text:span text:style-name="T9">Geburtenrate</text:span><text:span text:style-name="T8"> with each other</text:span></text:p>
            </text:list-item>
          </text:list>
          <text:list text:style-name="L2">
            <text:list-item>
              <text:p text:style-name="P10"><text:span text:style-name="T8">combine the datasets </text:span><text:span text:style-name="T9">Oktoberfest</text:span><text:span text:style-name="T8"> and </text:span><text:span text:style-name="T9">Tourismus</text:span><text:span text:style-name="T8"> with each ohter</text:span></text:p>
            </text:list-item>
            <text:list-item>
              <text:p text:style-name="P10"><text:span text:style-name="T8">finding good combination of data</text:span></text:p>
            </text:list-item>
            <text:list-item>
              <text:p text:style-name="P10"><text:span text:style-name="T8">incorporate interaction options that have a high information eff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.798cm" svg:height="0.477cm" svg:x="1.199cm" svg:y="19.707cm">
          <text:p text:style-name="P5"><text:span text:style-name="T7">LMU Munich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8" draw:layer="layout" svg:width="2.798cm" svg:height="0.477cm" svg:x="23.798cm" svg:y="19.708cm">
          <text:p text:style-name="P7"><text:span text:style-name="T7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CustomShape 1" draw:style-name="gr1" draw:text-style-name="P4" draw:layer="layout" svg:width="25.195cm" svg:height="3.504cm" svg:x="1.399cm" svg:y="0.837cm">
          <text:p text:style-name="P3"><text:span text:style-name="T3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5.195cm" svg:height="12.178cm" svg:x="1.399cm" svg:y="4.914cm">
          <text:p text:style-name="P5"><text:span text:style-name="T8">What questions should be ansered with the visualisation?</text:span></text:p>
          <text:p text:style-name="P5"><text:span text:style-name="T8"/></text:p>
          <text:list text:style-name="L2">
            <text:list-item>
              <text:p text:style-name="P10"><text:span text:style-name="T8">Does the number of visitors to the Oktoberfest influence the birth rate?</text:span></text:p>
            </text:list-item>
          </text:list>
          <text:p text:style-name="P10"><text:span text:style-name="T8"><text:s/></text:span></text:p>
          <text:list text:continue-numbering="true" text:style-name="L2">
            <text:list-item>
              <text:p text:style-name="P10"><text:span text:style-name="T8">Does the number of tourists influence the number of Oktoberfest visitors?</text:span></text:p>
            </text:list-item>
          </text:list>
          <text:p text:style-name="P10"><text:span text:style-name="T8"><text:s/></text:span></text:p>
          <text:list text:continue-numbering="true" text:style-name="L2">
            <text:list-item>
              <text:p text:style-name="P10"><text:span text:style-name="T8">Does the rising beer price influence the Oktoberfest visitors?</text:span></text:p>
            </text:list-item>
          </text:list>
          <text:p text:style-name="P10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.798cm" svg:height="0.477cm" svg:x="1.199cm" svg:y="19.707cm">
          <text:p text:style-name="P5"><text:span text:style-name="T7">LMU Munich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8" draw:layer="layout" svg:width="2.798cm" svg:height="0.477cm" svg:x="23.798cm" svg:y="19.708cm">
          <text:p text:style-name="P7"><text:span text:style-name="T7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CustomShape 1" draw:style-name="gr1" draw:text-style-name="P4" draw:layer="layout" svg:width="25.195cm" svg:height="3.504cm" svg:x="1.399cm" svg:y="0.837cm">
          <text:p text:style-name="P3"><text:span text:style-name="T3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5.195cm" svg:height="12.178cm" svg:x="1.399cm" svg:y="4.914cm">
          <text:p text:style-name="P5"><text:span text:style-name="T8">What questions should be ansered with the visualisation?</text:span></text:p>
          <text:p text:style-name="P5"><text:span text:style-name="T8"/></text:p>
          <text:list text:style-name="L2">
            <text:list-item>
              <text:p text:style-name="P10"><text:span text:style-name="T8">Do other aspects (security risk) influence Oktoberfest visitors?</text:span></text:p>
            </text:list-item>
          </text:list>
          <text:p text:style-name="P10"><text:span text:style-name="T8"><text:s/></text:span></text:p>
          <text:list text:continue-numbering="true" text:style-name="L2">
            <text:list-item>
              <text:p text:style-name="P10"><text:span text:style-name="T8">Does alcohol consumption influence Oktoberfest visitors and the birth rate in Munich? How do alcohol consumption and birth rate in Munich in recent years?</text:span></text:p>
            </text:list-item>
          </text:list>
          <text:p text:style-name="P10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.798cm" svg:height="0.477cm" svg:x="1.199cm" svg:y="19.707cm">
          <text:p text:style-name="P5"><text:span text:style-name="T7">LMU Munich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8" draw:layer="layout" svg:width="2.798cm" svg:height="0.477cm" svg:x="23.798cm" svg:y="19.708cm">
          <text:p text:style-name="P7"><text:span text:style-name="T7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draw:custom-shape draw:name="CustomShape 1" draw:style-name="gr1" draw:text-style-name="P12" draw:layer="layout" svg:width="25.195cm" svg:height="3.504cm" svg:x="1.399cm" svg:y="0.837cm">
          <text:p text:style-name="P11"><text:span text:style-name="T10">INFORMATIONSVISUALIZATION, WINTER TERM 2017/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5.195cm" svg:height="12.178cm" svg:x="1.399cm" svg:y="4.914cm">
          <text:p text:style-name="P3"><text:span text:style-name="T3">Thanks for the attention!</text:span></text:p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.798cm" svg:height="0.477cm" svg:x="1.199cm" svg:y="19.707cm">
          <text:p text:style-name="P5"><text:span text:style-name="T7">LMU Munich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8" draw:layer="layout" svg:width="2.798cm" svg:height="0.477cm" svg:x="23.798cm" svg:y="19.708cm">
          <text:p text:style-name="P7"><text:span text:style-name="T7">16.11.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132200000CC1F7546C5B444B37D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5cm" svg:height="3.504cm" svg:x="1.399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5cm" svg:height="12.178cm" svg:x="1.399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0:19:37</meta:creation-date>
    <meta:initial-creator>Diana </meta:initial-creator>
    <dc:language>de-DE</dc:language>
    <dc:creator>Diana </dc:creator>
    <dc:date>2017-11-15T21:31:24.717438756</dc:date>
    <meta:editing-cycles>12</meta:editing-cycles>
    <meta:editing-duration>PT21M35S</meta:editing-duration>
    <meta:generator>LibreOffice/5.0.3.2$Linux_X86_64 LibreOffice_project/00m0$Build-2</meta:generator>
    <meta:document-statistic meta:object-count="56"/>
  </office:meta>
</office:document-meta>
</file>